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9.4292in" fo:margin-left="0in" table:align="left"/>
    </style:style>
    <style:style style:name="Tabla1.A" style:family="table-column">
      <style:table-column-properties style:column-width="1.0597in"/>
    </style:style>
    <style:style style:name="Tabla1.B" style:family="table-column">
      <style:table-column-properties style:column-width="1.8764in"/>
    </style:style>
    <style:style style:name="Tabla1.C" style:family="table-column">
      <style:table-column-properties style:column-width="0.9431in"/>
    </style:style>
    <style:style style:name="Tabla1.D" style:family="table-column">
      <style:table-column-properties style:column-width="1.6792in"/>
    </style:style>
    <style:style style:name="Tabla1.E" style:family="table-column">
      <style:table-column-properties style:column-width="3.125in"/>
    </style:style>
    <style:style style:name="Tabla1.F" style:family="table-column">
      <style:table-column-properties style:column-width="0.7458in"/>
    </style:style>
    <style:style style:name="Tabla1.A1" style:family="table-cell">
      <style:table-cell-properties fo:background-color="#e6e6ff" fo:padding="0.0382in" fo:border-left="0.05pt solid #999999" fo:border-right="none" fo:border-top="0.05pt solid #999999" fo:border-bottom="0.05pt solid #999999">
        <style:background-image/>
      </style:table-cell-properties>
    </style:style>
    <style:style style:name="Tabla1.F1" style:family="table-cell">
      <style:table-cell-properties fo:background-color="#e6e6ff" fo:padding="0.0382in" fo:border="0.05pt solid #999999">
        <style:background-image/>
      </style:table-cell-properties>
    </style:style>
    <style:style style:name="Tabla2" style:family="table">
      <style:table-properties style:width="9.4292in" fo:margin-left="0in" table:align="left"/>
    </style:style>
    <style:style style:name="Tabla2.A" style:family="table-column">
      <style:table-column-properties style:column-width="1.0597in"/>
    </style:style>
    <style:style style:name="Tabla2.B" style:family="table-column">
      <style:table-column-properties style:column-width="1.8764in"/>
    </style:style>
    <style:style style:name="Tabla2.C" style:family="table-column">
      <style:table-column-properties style:column-width="0.9431in"/>
    </style:style>
    <style:style style:name="Tabla2.D" style:family="table-column">
      <style:table-column-properties style:column-width="1.6792in"/>
    </style:style>
    <style:style style:name="Tabla2.E" style:family="table-column">
      <style:table-column-properties style:column-width="3.125in"/>
    </style:style>
    <style:style style:name="Tabla2.F" style:family="table-column">
      <style:table-column-properties style:column-width="0.7458in"/>
    </style:style>
    <style:style style:name="Tabla2.A1" style:family="table-cell">
      <style:table-cell-properties fo:padding="0.0382in" fo:border-left="0.05pt solid #999999" fo:border-right="none" fo:border-top="0.05pt solid #999999" fo:border-bottom="0.05pt solid #999999"/>
    </style:style>
    <style:style style:name="Tabla2.F1" style:family="table-cell">
      <style:table-cell-properties fo:padding="0.0382in" fo:border="0.05pt solid #999999"/>
    </style:style>
    <style:style style:name="P1" style:family="paragraph" style:parent-style-name="Standard">
      <style:text-properties officeooo:rsid="0001f3b0" officeooo:paragraph-rsid="0001f3b0"/>
    </style:style>
    <style:style style:name="P2" style:family="paragraph" style:parent-style-name="Standard">
      <style:text-properties fo:font-weight="bold" officeooo:rsid="0001f3b0" officeooo:paragraph-rsid="0001f3b0" style:font-weight-asian="bold" style:font-weight-complex="bold"/>
    </style:style>
    <style:style style:name="P3" style:family="paragraph" style:parent-style-name="Standard">
      <style:text-properties style:font-name="Arial" fo:font-size="10pt" fo:font-weight="bold" officeooo:rsid="0006be0d" officeooo:paragraph-rsid="0006be0d" fo:background-color="transparent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Arial" fo:font-size="10pt" fo:font-weight="bold" officeooo:rsid="001f60e2" officeooo:paragraph-rsid="001f60e2" fo:background-color="transparent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Arial" fo:font-size="10pt" fo:font-weight="bold" officeooo:rsid="0010c252" officeooo:paragraph-rsid="0010c252" fo:background-color="transparent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Arial" fo:font-size="10pt" fo:font-weight="bold" officeooo:rsid="0020b0dd" officeooo:paragraph-rsid="0020b0dd" fo:background-color="transparent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Arial" fo:font-size="10pt" fo:font-weight="bold" officeooo:rsid="0024c216" officeooo:paragraph-rsid="0020b0dd" fo:background-color="transparent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Arial" fo:font-size="10pt" officeooo:rsid="0001f3b0" officeooo:paragraph-rsid="0001f3b0" style:font-size-asian="10pt" style:font-size-complex="10pt"/>
    </style:style>
    <style:style style:name="P9" style:family="paragraph" style:parent-style-name="Standard">
      <style:paragraph-properties fo:text-align="start" style:justify-single-word="false"/>
      <style:text-properties style:font-name="Arial" fo:font-size="10pt" fo:font-weight="normal" officeooo:rsid="0001f3b0" officeooo:paragraph-rsid="001674cf" style:font-name-asian="Bitstream Vera Sans" style:font-size-asian="10pt" style:font-weight-asian="normal" style:font-name-complex="Bitstream Vera Sans" style:font-size-complex="10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style:font-name="Arial" fo:font-size="10pt" officeooo:rsid="001f60e2" officeooo:paragraph-rsid="00059831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Arial" fo:font-size="10pt" fo:font-weight="normal" officeooo:rsid="001f60e2" officeooo:paragraph-rsid="00059831" style:font-name-asian="Bitstream Vera Sans" style:font-size-asian="10pt" style:font-weight-asian="normal" style:font-name-complex="Bitstream Vera Sans" style:font-size-complex="10pt" style:font-weight-complex="normal"/>
    </style:style>
    <style:style style:name="P12" style:family="paragraph" style:parent-style-name="terp_5f_default_5f_8">
      <style:text-properties style:font-name="Arial" fo:font-size="10pt" officeooo:rsid="0001f3b0" officeooo:paragraph-rsid="00059831" style:font-size-asian="10pt" style:font-size-complex="10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059831" style:font-size-asian="10pt" style:font-size-complex="10pt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0pt" officeooo:rsid="0006be0d" officeooo:paragraph-rsid="001a43a9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10pt" officeooo:rsid="002b5de7" officeooo:paragraph-rsid="002b5de7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10pt" officeooo:rsid="002c8f22" officeooo:paragraph-rsid="00059831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font-name="Arial" fo:font-size="10pt" officeooo:rsid="000e29bf" officeooo:paragraph-rsid="0010c252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10pt" style:text-underline-style="none" officeooo:rsid="0027060e" officeooo:paragraph-rsid="00269989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0pt" style:text-underline-style="none" fo:font-weight="normal" officeooo:rsid="0027060e" officeooo:paragraph-rsid="00269989" style:font-name-asian="Bitstream Vera Sans" style:font-size-asian="10pt" style:font-weight-asian="normal" style:font-name-complex="Bitstream Vera Sans" style:font-size-complex="10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5b9ca2" officeooo:paragraph-rsid="002cd5ce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0pt" style:text-underline-style="solid" style:text-underline-width="auto" style:text-underline-color="font-color" officeooo:rsid="005b9ca2" officeooo:paragraph-rsid="00269989" style:font-size-asian="10pt" style:font-size-complex="10pt"/>
    </style:style>
    <style:style style:name="T1" style:family="text">
      <style:text-properties officeooo:rsid="0004491d"/>
    </style:style>
    <style:style style:name="T2" style:family="text">
      <style:text-properties officeooo:rsid="0010c252"/>
    </style:style>
    <style:style style:name="T3" style:family="text">
      <style:text-properties officeooo:rsid="001f60e2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22d128"/>
    </style:style>
    <style:style style:name="T6" style:family="text">
      <style:text-properties style:text-underline-style="none" officeooo:rsid="0024c216"/>
    </style:style>
    <style:style style:name="T7" style:family="text">
      <style:text-properties style:text-underline-style="none" officeooo:rsid="0027060e"/>
    </style:style>
    <style:style style:name="T8" style:family="text">
      <style:text-properties style:text-underline-style="none" officeooo:rsid="00280c3d"/>
    </style:style>
    <style:style style:name="T9" style:family="text">
      <style:text-properties style:text-underline-style="none" officeooo:rsid="002cd5ce"/>
    </style:style>
    <style:style style:name="T10" style:family="text">
      <style:text-properties officeooo:rsid="002d3c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ptivating Cuba</text:p>
      <text:p text:style-name="P1"><text:span text:style-name="T3">Hotels</text:span> Repor<text:span text:style-name="T1">t</text:span></text:p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>
          <table:table-cell table:style-name="Tabla1.A1" office:value-type="string">
            <text:p text:style-name="P3">Date</text:p>
          </table:table-cell>
          <table:table-cell table:style-name="Tabla1.A1" office:value-type="string">
            <text:p text:style-name="P4">Hotel</text:p>
          </table:table-cell>
          <table:table-cell table:style-name="Tabla1.A1" office:value-type="string">
            <text:p text:style-name="P3">Confirmation</text:p>
          </table:table-cell>
          <table:table-cell table:style-name="Tabla1.A1" office:value-type="string">
            <text:p text:style-name="P5">Paxs</text:p>
          </table:table-cell>
          <table:table-cell table:style-name="Tabla1.A1" office:value-type="string">
            <text:p text:style-name="P6">Rooms </text:p>
          </table:table-cell>
          <table:table-cell table:style-name="Tabla1.F1" office:value-type="string">
            <text:p text:style-name="P7">Meal plan</text:p>
          </table:table-cell>
        </table:table-row>
      </table:table>
      <text:p text:style-name="P12"><text:text-input text:description="&lt;for each=&quot;o in objects&quot;&gt;">start for objects</text:text-input></text:p>
      <text:p text:style-name="P10"><text:text-input text:description="&lt;if test=&quot;o.sale_context_id.category_id.name == 'Hotel'&quot;&gt;">start hotel</text:text-input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13">→<text:span text:style-name="T10"> </text:span><text:text-input text:description="&lt;time.strftime(&quot;%d.%m.%Y&quot;, time.strptime(o.start_date, &quot;%Y-%m-%d&quot;))&gt;">start date</text:text-input></text:p>
            <text:p text:style-name="P15"><text:span text:style-name="T10">← </text:span><text:text-input text:description="&lt;time.strftime(&quot;%d.%m.%Y&quot;, time.strptime(o.end_date, &quot;%Y-%m-%d&quot;))&gt;">end date</text:text-input> </text:p>
          </table:table-cell>
          <table:table-cell table:style-name="Tabla2.A1" office:value-type="string">
            <text:p text:style-name="P14"><text:text-input text:description="&lt;o.product_id.name&gt;">product</text:text-input> </text:p>
          </table:table-cell>
          <table:table-cell table:style-name="Tabla2.A1" office:value-type="string">
            <text:p text:style-name="P16"><text:text-input text:description="&lt;o.reservation_number&gt;">confirmation</text:text-input></text:p>
          </table:table-cell>
          <table:table-cell table:style-name="Tabla2.A1" office:value-type="string">
            <text:p text:style-name="P17"><text:text-input text:description="&lt;o.order_id.lead_name&gt;">lead name</text:text-input> <text:span text:style-name="T2">(</text:span><text:span text:style-name="T2"><text:text-input text:description="&lt;o.sale_context_id.paxs&gt;">paxs</text:text-input></text:span><text:span text:style-name="T2">)</text:span></text:p>
          </table:table-cell>
          <table:table-cell table:style-name="Tabla2.A1" office:value-type="string">
            <text:p text:style-name="P18"><text:text-input text:description="&lt;for each=&quot;r in o.sale_context_id.hotel_1_rooming_ids&quot;&gt;">start rooms</text:text-input></text:p>
            <text:p text:style-name="P20"><text:span text:style-name="T7"><text:text-input text:description="&lt;r.quantity&gt;">qty</text:text-input></text:span><text:span text:style-name="T4"> </text:span><text:span text:style-name="T7"><text:text-input text:description="&lt;r.room&gt;">room</text:text-input></text:span><text:span text:style-name="T7"> </text:span><text:span text:style-name="T8"><text:text-input text:description="&lt;r.room_type_id.name&gt;">type</text:text-input></text:span><text:span text:style-name="T8"> </text:span><text:span text:style-name="T9">Ad: </text:span><text:span text:style-name="T9"><text:text-input text:description="&lt;r.adults&gt;">adults</text:text-input></text:span><text:span text:style-name="T7"> </text:span><text:span text:style-name="T9">Ch: </text:span><text:span text:style-name="T9"><text:text-input text:description="&lt;r.children&gt;">children</text:text-input></text:span></text:p>
            <text:p text:style-name="P19"><text:text-input text:description="&lt;/for&gt;">end rooms</text:text-input></text:p>
          </table:table-cell>
          <table:table-cell table:style-name="Tabla2.F1" office:value-type="string">
            <text:p text:style-name="P21"><text:span text:style-name="T6"><text:s/></text:span><text:span text:style-name="T5"><text:text-input text:description="&lt;o.sale_context_id.hotel_2_meal_plan_id.name&gt;">meal_plan</text:text-input></text:span><text:span text:style-name="T5"> </text:span></text:p>
          </table:table-cell>
        </table:table-row>
      </table:table>
      <text:p text:style-name="P11"><text:text-input text:description="&lt;/if&gt;">end hotel</text:text-input></text:p>
      <text:p text:style-name="P9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4-10-07T15:44:49.560105461</meta:creation-date>
    <dc:date>2015-06-04T22:39:58.110299301</dc:date>
    <dc:creator>Yuriq Quintana</dc:creator>
    <meta:editing-duration>PT5H53M49S</meta:editing-duration>
    <meta:editing-cycles>45</meta:editing-cycles>
    <meta:generator>LibreOffice/4.2.8.2$Linux_X86_64 LibreOffice_project/420m0$Build-2</meta:generator>
    <meta:document-statistic meta:table-count="2" meta:image-count="0" meta:object-count="0" meta:page-count="1" meta:paragraph-count="22" meta:word-count="83" meta:character-count="285" meta:non-whitespace-character-count="257"/>
  </office:meta>
</office:document-meta>
</file>